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background-color="transparent" fo:padding="0.025cm" fo:border-left="0.088cm solid #000000" fo:border-right="none" fo:border-top="0.088cm solid #000000" fo:border-bottom="0.002cm solid #000000">
        <style:background-image/>
      </style:table-cell-properties>
    </style:style>
    <style:style style:name="t1.B2" style:family="table-cell">
      <style:table-cell-properties fo:background-color="transparent" fo:padding="0.025cm" fo:border-left="0.002cm solid #000000" fo:border-right="none" fo:border-top="0.088cm solid #000000" fo:border-bottom="0.002cm solid #000000">
        <style:background-image/>
      </style:table-cell-properties>
    </style:style>
    <style:style style:name="t1.I2" style:family="table-cell">
      <style:table-cell-properties fo:background-color="transparent" fo:padding="0.025cm" fo:border-left="0.002cm solid #000000" fo:border-right="0.088cm solid #000000" fo:border-top="0.088cm solid #000000" fo:border-bottom="0.002cm solid #000000">
        <style:background-image/>
      </style:table-cell-properties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6" style:family="table-cell">
      <style:table-cell-properties fo:padding="0.051cm" fo:border-left="0.002cm solid #000000" fo:border-right="none" fo:border-top="none" fo:border-bottom="0.088cm solid #000000"/>
    </style:style>
    <style:style style:name="t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29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6" style:family="table-cell">
      <style:table-cell-properties fo:padding="0.051cm" fo:border-left="0.002cm solid #000000" fo:border-right="none" fo:border-top="none" fo:border-bottom="0.088cm solid #000000"/>
    </style:style>
    <style:style style:name="t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6" style:family="table-cell">
      <style:table-cell-properties fo:padding="0.051cm" fo:border-left="0.002cm solid #000000" fo:border-right="none" fo:border-top="none" fo:border-bottom="0.088cm solid #000000"/>
    </style:style>
    <style:style style:name="t3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6" style:family="table-cell">
      <style:table-cell-properties fo:padding="0.051cm" fo:border-left="0.002cm solid #000000" fo:border-right="none" fo:border-top="none" fo:border-bottom="0.088cm solid #000000"/>
    </style:style>
    <style:style style:name="t4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6" style:family="table-cell">
      <style:table-cell-properties fo:padding="0.051cm" fo:border-left="0.002cm solid #000000" fo:border-right="none" fo:border-top="none" fo:border-bottom="0.088cm solid #000000"/>
    </style:style>
    <style:style style:name="t5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6" style:family="table-cell">
      <style:table-cell-properties fo:padding="0.051cm" fo:border-left="0.002cm solid #000000" fo:border-right="none" fo:border-top="none" fo:border-bottom="0.088cm solid #000000"/>
    </style:style>
    <style:style style:name="t6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6" style:family="table-cell">
      <style:table-cell-properties fo:padding="0.051cm" fo:border-left="0.002cm solid #000000" fo:border-right="none" fo:border-top="none" fo:border-bottom="0.088cm solid #000000"/>
    </style:style>
    <style:style style:name="t7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6" style:family="table-cell">
      <style:table-cell-properties fo:padding="0.051cm" fo:border-left="0.002cm solid #000000" fo:border-right="none" fo:border-top="none" fo:border-bottom="0.088cm solid #000000"/>
    </style:style>
    <style:style style:name="t8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6" style:family="table-cell">
      <style:table-cell-properties fo:padding="0.051cm" fo:border-left="0.002cm solid #000000" fo:border-right="none" fo:border-top="none" fo:border-bottom="0.088cm solid #000000"/>
    </style:style>
    <style:style style:name="t9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6" style:family="table-cell">
      <style:table-cell-properties fo:padding="0.051cm" fo:border-left="0.002cm solid #000000" fo:border-right="none" fo:border-top="none" fo:border-bottom="0.088cm solid #000000"/>
    </style:style>
    <style:style style:name="t10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6" style:family="table-cell">
      <style:table-cell-properties fo:padding="0.051cm" fo:border-left="0.002cm solid #000000" fo:border-right="none" fo:border-top="none" fo:border-bottom="0.088cm solid #000000"/>
    </style:style>
    <style:style style:name="t1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6" style:family="table-cell">
      <style:table-cell-properties fo:padding="0.051cm" fo:border-left="0.002cm solid #000000" fo:border-right="none" fo:border-top="none" fo:border-bottom="0.088cm solid #000000"/>
    </style:style>
    <style:style style:name="t1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C2" style:family="table-cell">
      <style:table-cell-properties style:vertical-align="" fo:padding="0.097cm" fo:border="none"/>
    </style:style>
    <style:style style:name="Таблица1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#ffff00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cm" fo:margin-right="0cm" fo:margin-top="0.152cm" fo:margin-bottom="0cm" style:line-height-at-least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cm" fo:margin-right="0cm" fo:margin-top="0cm" fo:margin-bottom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35cm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35cm" style:text-underline-style="none" fo:font-weight="bold" style:font-weight-asian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fo:background-color="transparent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fo:font-style="normal" style:font-style-asian="normal" style:font-style-complex="normal"/>
    </style:style>
    <style:style style:name="T28" style:family="text">
      <style:text-properties style:text-position="sub 58%" fo:language="ru" fo:country="RU" fo:font-style="normal" style:font-style-asian="normal" style:font-style-complex="normal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text-position="sub 58%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-complex="Aria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text-position="0% 100%" style:font-name="Times New Roman1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7" style:family="text">
      <style:text-properties style:text-position="0% 100%" fo:letter-spacing="0.035cm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8" style:family="text">
      <style:text-properties style:text-position="0% 100%" fo:letter-spacing="0.035cm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9" style:family="text">
      <style:text-properties style:text-position="0% 100%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40" style:family="text">
      <style:text-properties style:font-name="Arial1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41" style:family="text">
      <style:text-properties fo:font-size="10pt" style:font-size-asian="10pt" style:language-asian="zh" style:country-asian="TW" style:font-size-complex="10pt"/>
    </style:style>
    <style:style style:name="T42" style:family="text">
      <style:text-properties style:font-name="Symbol" fo:language="en" fo:country="US" style:font-name-complex="Symbol"/>
    </style:style>
    <style:style style:name="T43" style:family="text">
      <style:text-properties style:text-position="super 58%" fo:font-style="italic" style:font-style-asian="italic" style:font-style-complex="italic"/>
    </style:style>
    <style:style style:name="T44" style:family="text">
      <style:text-properties fo:language="en" fo:country="none"/>
    </style:style>
    <style:style style:name="T45" style:family="text">
      <style:text-properties fo:letter-spacing="0.035cm" fo:language="en" fo:country="US" style:text-underline-style="solid" style:text-underline-width="auto" style:text-underline-color="font-color" fo:font-weight="bold" fo:background-color="#ffff00" style:font-weight-asian="bold"/>
    </style:style>
    <style:style style:name="T46" style:family="text">
      <style:text-properties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47" style:family="text">
      <style:text-properties fo:letter-spacing="0.035cm" style:text-underline-style="solid" style:text-underline-width="auto" style:text-underline-color="font-color" fo:font-weight="bold" fo:background-color="#ffff00" style:font-weight-asian="bold"/>
    </style:style>
    <style:style style:name="T48" style:family="text">
      <style:text-properties fo:letter-spacing="0.035cm" fo:language="ru" fo:country="RU" style:text-underline-style="solid" style:text-underline-width="auto" style:text-underline-color="font-color" fo:font-weight="bold" fo:background-color="#ffff00" style:font-weight-asian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Графический объект1" text:anchor-type="char" svg:x="-1.489cm" svg:y="-0.601cm" svg:width="19.98cm" svg:height="3.314cm" draw:z-index="0"><draw:image xlink:href="Pictures/20000367000675C0000113207151B783.wmf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3509A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з/н: <text:span text:style-name="T33"><text:s/></text:span><text:span text:style-name="T23">$</text:span><text:span text:style-name="T15">allSerial </text:span></text:p>
      <text:p text:style-name="P9"/>
      <text:p text:style-name="P7">Measurement limits:</text:p>
      <text:p text:style-name="P8"><text:span text:style-name="T16">0.1 </text:span><text:span text:style-name="T17"></text:span><text:span text:style-name="T16">Sv/h – 0.1 Sv/h</text:span></text:p>
      <text:p text:style-name="P10"/>
      <text:p text:style-name="P7">Measurement error:</text:p>
      <text:p text:style-name="P5"><text:span text:style-name="T11">±</text:span><text:span text:style-name="T45">(</text:span><text:span text:style-name="T47">15</text:span><text:span text:style-name="T45">+</text:span><text:span text:style-name="T48">0</text:span><text:span text:style-name="T45">,</text:span><text:span text:style-name="T37">0015</text:span><text:span text:style-name="T38">/</text:span><text:span text:style-name="T39">Ḣ</text:span><text:span text:style-name="T36"> </text:span><text:span text:style-name="T30">p</text:span><text:span text:style-name="T45">(10)+</text:span><text:span text:style-name="T48">0,005</text:span><text:span text:style-name="T40">·</text:span><text:span text:style-name="T46">Ḣ </text:span><text:span text:style-name="T30">p</text:span><text:span text:style-name="T45">(10)</text:span><text:span text:style-name="T48">)</text:span><text:span text:style-name="T47">%</text:span><text:span text:style-name="T12">, </text:span><text:span text:style-name="T3">Hр(10)</text:span><text:span text:style-name="T4"> - individual equivalent dose rate, mSv/h</text:span></text:p>
      <text:p text:style-name="P5"/>
      <text:p text:style-name="P7">Operating conditions:</text:p>
      <text:list xml:id="list7275308626838799053" text:style-name="L1">
        <text:list-item>
          <text:p text:style-name="P50"><text:span text:style-name="T19">Air temperature<text:tab/></text:span><text:span text:style-name="T32"><text:tab/><text:tab/><text:tab/>+</text:span><text:span text:style-name="T19">$temp</text:span><text:span text:style-name="T32"> °</text:span><text:span text:style-name="T19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1">$facility_13+11eng;</text:span></text:span></text:p>
      <text:p text:style-name="P40"><text:span text:style-name="Знак_20_примечания"><text:span text:style-name="T41"/></text:span></text:p>
      <text:p text:style-name="P21"><text:span text:style-name="T1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1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1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1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1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1">15</text:span></text:p>
          </table:table-cell>
        </table:table-row>
        <table:table-row>
          <table:table-cell table:style-name="t1.A6" office:value-type="string">
            <text:p text:style-name="P12"><text:span text:style-name="T13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1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1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<text:span text:style-name="T13">1</text:span></text:p>
          </table:table-cell>
          <table:table-cell table:style-name="s1.B4" office:value-type="string">
            <text:p text:style-name="P19"><text:s text:c="2"/>$1-d<text:span text:style-name="T13">1</text:span> <text:s/></text:p>
            <text:p text:style-name="P15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1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2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2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2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2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1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1">15</text:span></text:p>
          </table:table-cell>
        </table:table-row>
        <table:table-row>
          <table:table-cell table:style-name="t2.A6" office:value-type="string">
            <text:p text:style-name="P12"><text:span text:style-name="T13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1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2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2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2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2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<text:span text:style-name="T13">1</text:span></text:p>
          </table:table-cell>
          <table:table-cell table:style-name="s2.B4" office:value-type="string">
            <text:p text:style-name="P19"><text:s text:c="2"/>$2-d<text:span text:style-name="T13">1</text:span> <text:s/></text:p>
            <text:p text:style-name="P15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1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3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3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3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3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1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1">15</text:span></text:p>
          </table:table-cell>
        </table:table-row>
        <table:table-row>
          <table:table-cell table:style-name="t3.A6" office:value-type="string">
            <text:p text:style-name="P12"><text:span text:style-name="T13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1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3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3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3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3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<text:span text:style-name="T13">1</text:span></text:p>
          </table:table-cell>
          <table:table-cell table:style-name="s3.B4" office:value-type="string">
            <text:p text:style-name="P19"><text:s text:c="2"/>$3-d<text:span text:style-name="T13">1</text:span> <text:s/></text:p>
            <text:p text:style-name="P15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1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4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4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4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4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1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1">15</text:span></text:p>
          </table:table-cell>
        </table:table-row>
        <table:table-row>
          <table:table-cell table:style-name="t4.A6" office:value-type="string">
            <text:p text:style-name="P12"><text:span text:style-name="T13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1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4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4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4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4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<text:span text:style-name="T13">1</text:span></text:p>
          </table:table-cell>
          <table:table-cell table:style-name="s4.B4" office:value-type="string">
            <text:p text:style-name="P19"><text:s text:c="2"/>$4-d<text:span text:style-name="T13">1</text:span> <text:s/></text:p>
            <text:p text:style-name="P15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1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5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5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5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5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1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1">15</text:span></text:p>
          </table:table-cell>
        </table:table-row>
        <table:table-row>
          <table:table-cell table:style-name="t5.A6" office:value-type="string">
            <text:p text:style-name="P12"><text:span text:style-name="T13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1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5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5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5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5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<text:span text:style-name="T13">1</text:span></text:p>
          </table:table-cell>
          <table:table-cell table:style-name="s5.B4" office:value-type="string">
            <text:p text:style-name="P19"><text:s text:c="2"/>$5-d<text:span text:style-name="T13">1</text:span> <text:s/></text:p>
            <text:p text:style-name="P15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1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6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6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6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6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1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1">15</text:span></text:p>
          </table:table-cell>
        </table:table-row>
        <table:table-row>
          <table:table-cell table:style-name="t6.A6" office:value-type="string">
            <text:p text:style-name="P12"><text:span text:style-name="T13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1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6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6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6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6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<text:span text:style-name="T13">1</text:span></text:p>
          </table:table-cell>
          <table:table-cell table:style-name="s6.B4" office:value-type="string">
            <text:p text:style-name="P19"><text:s text:c="2"/>$6-d<text:span text:style-name="T13">1</text:span> <text:s/></text:p>
            <text:p text:style-name="P15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1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7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7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7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7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1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1">15</text:span></text:p>
          </table:table-cell>
        </table:table-row>
        <table:table-row>
          <table:table-cell table:style-name="t7.A6" office:value-type="string">
            <text:p text:style-name="P12"><text:span text:style-name="T13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1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7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7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7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7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<text:span text:style-name="T13">1</text:span></text:p>
          </table:table-cell>
          <table:table-cell table:style-name="s7.B4" office:value-type="string">
            <text:p text:style-name="P19"><text:s text:c="2"/>$7-d<text:span text:style-name="T13">1</text:span> <text:s/></text:p>
            <text:p text:style-name="P15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1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8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8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8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8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1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1">15</text:span></text:p>
          </table:table-cell>
        </table:table-row>
        <table:table-row>
          <table:table-cell table:style-name="t8.A6" office:value-type="string">
            <text:p text:style-name="P12"><text:span text:style-name="T13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1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8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8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8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8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<text:span text:style-name="T13">1</text:span></text:p>
          </table:table-cell>
          <table:table-cell table:style-name="s8.B4" office:value-type="string">
            <text:p text:style-name="P19"><text:s text:c="2"/>$8-d<text:span text:style-name="T13">1</text:span> <text:s/></text:p>
            <text:p text:style-name="P15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1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9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9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9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9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1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1">15</text:span></text:p>
          </table:table-cell>
        </table:table-row>
        <table:table-row>
          <table:table-cell table:style-name="t9.A6" office:value-type="string">
            <text:p text:style-name="P12"><text:span text:style-name="T13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1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9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9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9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9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<text:span text:style-name="T13">1</text:span></text:p>
          </table:table-cell>
          <table:table-cell table:style-name="s9.B4" office:value-type="string">
            <text:p text:style-name="P19"><text:s text:c="2"/>$9-d<text:span text:style-name="T13">1</text:span> <text:s/></text:p>
            <text:p text:style-name="P15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1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10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10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0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10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1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1">15</text:span></text:p>
          </table:table-cell>
        </table:table-row>
        <table:table-row>
          <table:table-cell table:style-name="t10.A6" office:value-type="string">
            <text:p text:style-name="P12"><text:span text:style-name="T13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1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0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0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10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0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<text:span text:style-name="T13">1</text:span></text:p>
          </table:table-cell>
          <table:table-cell table:style-name="s10.B4" office:value-type="string">
            <text:p text:style-name="P19"><text:s text:c="2"/>$10-d<text:span text:style-name="T13">1</text:span> <text:s/></text:p>
            <text:p text:style-name="P15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1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11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11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1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11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1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1">15</text:span></text:p>
          </table:table-cell>
        </table:table-row>
        <table:table-row>
          <table:table-cell table:style-name="t11.A6" office:value-type="string">
            <text:p text:style-name="P12"><text:span text:style-name="T13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1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1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1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11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1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<text:span text:style-name="T13">1</text:span></text:p>
          </table:table-cell>
          <table:table-cell table:style-name="s11.B4" office:value-type="string">
            <text:p text:style-name="P19"><text:s text:c="2"/>$11-d<text:span text:style-name="T13">1</text:span> <text:s/></text:p>
            <text:p text:style-name="P15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1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3509A </text:span><text:span text:style-name="T13">(</text:span><text:span text:style-name="T42"></text:span><text:span text:style-name="T13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1">Ḣ</text:span><text:span text:style-name="T26">oi</text:span><text:span text:style-name="T34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3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3">Dose rate measurement at check point</text:span>,</text:p>
            <text:p text:style-name="P30"><text:span text:style-name="T31">Ḣ</text:span><text:span text:style-name="T43">*</text:span><text:span text:style-name="T26">i</text:span><text:span text:style-name="T34">(10)</text:span></text:p>
          </table:table-cell>
          <table:table-cell table:style-name="t12.B2" office:value-type="string">
            <text:p text:style-name="P27"><text:span text:style-name="T13">Average value</text:span>, </text:p>
            <text:p text:style-name="P28"><text:span text:style-name="T14">H</text:span><text:span text:style-name="T26">pi</text:span><text:span text:style-name="T34">(10)</text:span></text:p>
          </table:table-cell>
          <table:table-cell table:style-name="t12.B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t12.B2" office:value-type="string">
            <text:p text:style-name="P18"><text:span text:style-name="T44">Relative standard deviation</text:span>,</text:p>
            <text:p text:style-name="P18"><text:span text:style-name="T13">S</text:span><text:span text:style-name="T26">i</text:span><text:span text:style-name="T13">, %</text:span></text:p>
          </table:table-cell>
          <table:table-cell table:style-name="t12.B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3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1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1">15</text:span></text:p>
          </table:table-cell>
        </table:table-row>
        <table:table-row>
          <table:table-cell table:style-name="t12.A6" office:value-type="string">
            <text:p text:style-name="P12"><text:span text:style-name="T13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1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3509A </text:span><text:span text:style-name="T13">(</text:span><text:span text:style-name="T42"></text:span><text:span text:style-name="T13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4">H</text:span><text:span text:style-name="T26">p</text:span><text:span text:style-name="T25">0</text:span><text:span text:style-name="T13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1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0">Relative <text:s/>measure-ment</text:span> <text:span text:style-name="T13">error</text:span></text:p>
            <text:p text:style-name="P47"><text:span text:style-name="T22">θ</text:span><text:span text:style-name="T28">пр</text:span><text:span text:style-name="T26">i</text:span><text:span text:style-name="T21">,</text:span> %</text:p>
          </table:table-cell>
          <table:table-cell table:style-name="s12.B2" table:number-rows-spanned="2" office:value-type="string">
            <text:p text:style-name="P26"><text:span text:style-name="T13">Confidence limit of the intrinsic <text:s/>relative error</text:span> <text:span text:style-name="T18">Δ</text:span><text:span text:style-name="T26">i</text:span><text:span text:style-name="T13">,</text:span> %</text:p>
          </table:table-cell>
          <table:table-cell table:style-name="s12.I2" table:number-rows-spanned="2" office:value-type="string">
            <text:p text:style-name="P22"><text:span text:style-name="T13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4">H</text:span><text:span text:style-name="T26">pi</text:span><text:span text:style-name="T13">(10)</text:span></text:p>
          </table:table-cell>
          <table:table-cell table:style-name="s12.D3" office:value-type="string">
            <text:p text:style-name="P29"><text:span text:style-name="T14">H</text:span><text:span text:style-name="T26">pi</text:span><text:span text:style-name="T13">(10)</text:span><text:span text:style-name="T25">meas</text:span><text:span text:style-name="T24">.</text:span></text:p>
          </table:table-cell>
          <table:table-cell table:style-name="s12.D3" office:value-type="string">
            <text:p text:style-name="P29"><text:span text:style-name="T14">H</text:span><text:span text:style-name="T26">pi</text:span><text:span text:style-name="T18">(10)</text:span><text:span text:style-name="T27">meas</text:span><text:span text:style-name="T29">.</text:span><text:span text:style-name="T35">-</text:span><text:span text:style-name="T14">H</text:span><text:span text:style-name="T26">p</text:span><text:span text:style-name="T25">0</text:span><text:span text:style-name="T13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<text:span text:style-name="T13">1</text:span></text:p>
          </table:table-cell>
          <table:table-cell table:style-name="s12.B4" office:value-type="string">
            <text:p text:style-name="P19"><text:s text:c="2"/>$12-d<text:span text:style-name="T13">1</text:span> <text:s/></text:p>
            <text:p text:style-name="P15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1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986cm" fo:margin-bottom="0.68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55:35.73</dc:date>
    <meta:editing-duration>P3DT9H22M1S</meta:editing-duration>
    <meta:editing-cycles>411</meta:editing-cycles>
    <meta:generator>OpenOffice/4.1.6$Win32 OpenOffice.org_project/416m1$Build-9790</meta:generator>
    <dc:creator>Squorpikkor </dc:creator>
    <meta:document-statistic meta:table-count="25" meta:image-count="1" meta:object-count="0" meta:page-count="6" meta:paragraph-count="1248" meta:word-count="2170" meta:character-count="13149"/>
  </office:meta>
</office:document-meta>
</file>